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96839"/>
    </style:style>
    <style:style style:name="P2" style:family="paragraph" style:parent-style-name="Standard">
      <style:paragraph-properties fo:text-align="center" style:justify-single-word="false"/>
      <style:text-properties officeooo:paragraph-rsid="00196839"/>
    </style:style>
    <style:style style:name="P3" style:family="paragraph" style:parent-style-name="Standard">
      <style:paragraph-properties fo:text-align="center" style:justify-single-word="false"/>
      <style:text-properties fo:font-size="20pt" officeooo:paragraph-rsid="00196839" style:font-size-asian="20pt" style:font-size-complex="20pt"/>
    </style:style>
    <style:style style:name="P4" style:family="paragraph" style:parent-style-name="Standard">
      <style:paragraph-properties fo:text-align="end" style:justify-single-word="false"/>
      <style:text-properties officeooo:paragraph-rsid="00196839"/>
    </style:style>
    <style:style style:name="P5" style:family="paragraph" style:parent-style-name="Standard">
      <style:paragraph-properties fo:text-align="end" style:justify-single-word="false"/>
      <style:text-properties officeooo:rsid="00196839" officeooo:paragraph-rsid="00196839"/>
    </style:style>
    <style:style style:name="P6" style:family="paragraph" style:parent-style-name="Standard">
      <style:text-properties fo:font-size="16pt" officeooo:paragraph-rsid="00196839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fo:font-size="16pt" officeooo:paragraph-rsid="00196839" style:font-size-asian="16pt" style:font-size-complex="16pt"/>
    </style:style>
    <style:style style:name="P8" style:family="paragraph" style:parent-style-name="Text_20_body">
      <style:text-properties fo:font-size="18pt" style:font-size-asian="14pt" style:font-size-complex="14pt"/>
    </style:style>
    <style:style style:name="P9" style:family="paragraph" style:parent-style-name="Text_20_body" style:list-style-name="L1">
      <style:text-properties fo:font-size="18pt" style:font-size-asian="14pt" style:font-size-complex="14pt"/>
    </style:style>
    <style:style style:name="P10" style:family="paragraph" style:parent-style-name="Text_20_body" style:list-style-name="L2">
      <style:text-properties fo:font-size="18pt" style:font-size-asian="14pt" style:font-size-complex="14pt"/>
    </style:style>
    <style:style style:name="P11" style:family="paragraph" style:parent-style-name="Horizontal_20_Line">
      <style:text-properties fo:font-size="12pt" style:font-size-asian="6pt" style:font-size-complex="6pt"/>
    </style:style>
    <style:style style:name="P12" style:family="paragraph" style:parent-style-name="Preformatted_20_Text">
      <style:text-properties fo:font-size="16pt" style:font-size-asian="10pt" style:font-size-complex="10pt"/>
    </style:style>
    <style:style style:name="P13" style:family="paragraph" style:parent-style-name="Preformatted_20_Text">
      <style:paragraph-properties fo:margin-top="0in" fo:margin-bottom="0.1965in" style:contextual-spacing="false"/>
      <style:text-properties fo:font-size="16pt" style:font-size-asian="10pt" style:font-size-complex="10pt"/>
    </style:style>
    <style:style style:name="P14" style:family="paragraph" style:parent-style-name="Text_20_body" style:list-style-name="L3"/>
    <style:style style:name="P15" style:family="paragraph" style:parent-style-name="Text_20_body">
      <style:text-properties fo:font-size="18pt" style:font-size-asian="12pt" style:font-size-complex="12pt"/>
    </style:style>
    <style:style style:name="P16" style:family="paragraph" style:parent-style-name="Text_20_body">
      <style:paragraph-properties fo:margin-top="0in" fo:margin-bottom="0in" style:contextual-spacing="false"/>
      <style:text-properties fo:font-size="18pt" style:font-size-asian="12pt" style:font-size-complex="12pt"/>
    </style:style>
    <style:style style:name="P17" style:family="paragraph" style:parent-style-name="Text_20_body">
      <style:paragraph-properties fo:margin-left="0in" fo:margin-right="0in" fo:orphans="1" fo:text-indent="0in" style:auto-text-indent="false"/>
      <style:text-properties fo:color="#ffffff" loext:opacity="100%" fo:font-size="18pt" style:font-size-asian="10pt" style:font-size-complex="10pt"/>
    </style:style>
    <style:style style:name="P18" style:family="paragraph" style:parent-style-name="Text_20_body" style:list-style-name="L4">
      <style:text-properties fo:font-size="18pt" style:font-size-asian="12pt" style:font-size-complex="12pt"/>
    </style:style>
    <style:style style:name="P19" style:family="paragraph" style:parent-style-name="Text_20_body">
      <style:text-properties fo:font-size="18pt" style:font-size-asian="10pt" style:font-size-complex="10pt"/>
    </style:style>
    <style:style style:name="P20" style:family="paragraph" style:parent-style-name="Text_20_body">
      <style:paragraph-properties fo:margin-left="0in" fo:margin-right="0in" fo:margin-top="0in" fo:margin-bottom="0in" style:contextual-spacing="false" fo:orphans="1" fo:text-indent="0in" style:auto-text-indent="false"/>
      <style:text-properties fo:color="#ffffff" loext:opacity="100%" fo:font-size="18pt" style:font-size-asian="10pt" style:font-size-complex="10pt"/>
    </style:style>
    <style:style style:name="P21" style:family="paragraph" style:parent-style-name="Text_20_body">
      <style:paragraph-properties fo:margin-left="0in" fo:margin-right="0in" fo:orphans="1" fo:text-indent="0in" style:auto-text-indent="false"/>
    </style:style>
    <style:style style:name="P22" style:family="paragraph" style:parent-style-name="Text_20_body" style:list-style-name="L5">
      <style:text-properties fo:font-size="18pt" style:font-size-asian="14pt" style:font-size-complex="14pt"/>
    </style:style>
    <style:style style:name="P23" style:family="paragraph" style:parent-style-name="Text_20_body" style:list-style-name="L6">
      <style:text-properties fo:font-size="18pt" style:font-size-asian="14pt" style:font-size-complex="14pt"/>
    </style:style>
    <style:style style:name="P24" style:family="paragraph" style:parent-style-name="Text_20_body">
      <style:paragraph-properties fo:margin-top="0in" fo:margin-bottom="0in" style:contextual-spacing="false"/>
      <style:text-properties fo:font-size="18pt" style:font-size-asian="14pt" style:font-size-complex="14pt"/>
    </style:style>
    <style:style style:name="T1" style:family="text">
      <style:text-properties fo:font-size="20pt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officeooo:rsid="00196839"/>
    </style:style>
    <style:style style:name="T6" style:family="text">
      <style:text-properties fo:font-size="18pt" style:font-size-asian="14pt" style:font-size-complex="14pt"/>
    </style:style>
    <style:style style:name="T7" style:family="text">
      <style:text-properties fo:font-size="18pt" style:font-size-asian="12pt" style:font-size-complex="12pt"/>
    </style:style>
    <style:style style:name="T8" style:family="text">
      <style:text-properties fo:color="#ffffff" loext:opacity="100%" fo:font-size="18pt" style:font-size-asian="10pt" style:font-size-complex="10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<text:span text:style-name="T1"/></text:span></text:h>
      <text:p text:style-name="P1"><text:span text:style-name="T2">MINISTERUL EDUCAȚIEI ȘI CERCETĂRII </text:span></text:p>
      <text:p text:style-name="P1"><text:span text:style-name="T2">LICEUL TEORETIC <text:s/>,,MIRON COSTIN” PAȘCANI</text:span></text:p>
      <text:p text:style-name="P1"/>
      <text:p text:style-name="P2"/>
      <text:p text:style-name="P2"/>
      <text:p text:style-name="P2"/>
      <text:p text:style-name="P2"><text:span text:style-name="T3">PROIECT PENTRU SUSȚINEREA</text:span></text:p>
      <text:p text:style-name="P2"><text:span text:style-name="T3">EXAMENULUI DE ATESTARE A COMPETENȚELOR PROFESIONALE LA INFORMATICĂ</text:span></text:p>
      <text:p text:style-name="P3"/>
      <text:p text:style-name="P3"/>
      <text:p text:style-name="P3"/>
      <text:p text:style-name="P4"><text:span text:style-name="T4">Candidat,</text:span></text:p>
      <text:p text:style-name="P5"><text:span text:style-name="T4">Iancu Eliazar</text:span></text:p>
      <text:p text:style-name="P4"><text:span text:style-name="T4">Clasa <text:s/>a XII-a C</text:span></text:p>
      <text:p text:style-name="P1"><text:span text:style-name="T4">Îndrumător,</text:span></text:p>
      <text:p text:style-name="P1"><text:span text:style-name="T4">prof. Coșniță Emilia-Felicia</text:span></text:p>
      <text:p text:style-name="P6"><text:span text:style-name="Strong_20_Emphasis"><text:span text:style-name="T4"/></text:span></text:p>
      <text:p text:style-name="P6"><text:span text:style-name="Strong_20_Emphasis"><text:span text:style-name="T4"/></text:span></text:p>
      <text:p text:style-name="P6"><text:span text:style-name="Strong_20_Emphasis"><text:span text:style-name="T4"/></text:span></text:p>
      <text:p text:style-name="P6"><text:span text:style-name="Strong_20_Emphasis"><text:span text:style-name="T4"/></text:span></text:p>
      <text:p text:style-name="P6"><text:span text:style-name="Strong_20_Emphasis"><text:span text:style-name="T4"/></text:span></text:p>
      <text:p text:style-name="P6"><text:span text:style-name="Strong_20_Emphasis"><text:span text:style-name="T4"/></text:span></text:p>
      <text:p text:style-name="P6"><text:span text:style-name="Strong_20_Emphasis"><text:span text:style-name="T4"/></text:span></text:p>
      <text:p text:style-name="P6"><text:span text:style-name="Strong_20_Emphasis"><text:span text:style-name="T4"/></text:span></text:p>
      <text:p text:style-name="P6"><text:span text:style-name="Strong_20_Emphasis"><text:span text:style-name="T4"/></text:span></text:p>
      <text:p text:style-name="P6"><text:span text:style-name="Strong_20_Emphasis"><text:span text:style-name="T4"/></text:span></text:p>
      <text:p text:style-name="P6"><text:span text:style-name="Strong_20_Emphasis"><text:span text:style-name="T4"/></text:span></text:p>
      <text:p text:style-name="P6"><text:span text:style-name="Strong_20_Emphasis"><text:span text:style-name="T4"/></text:span></text:p>
      <text:p text:style-name="P6"><text:span text:style-name="Strong_20_Emphasis"><text:span text:style-name="T4"/></text:span></text:p>
      <text:p text:style-name="P6"><text:span text:style-name="Strong_20_Emphasis"><text:span text:style-name="T4"/></text:span></text:p>
      <text:p text:style-name="P6"><text:span text:style-name="Strong_20_Emphasis"><text:span text:style-name="T4"/></text:span></text:p>
      <text:p text:style-name="P7"><text:span text:style-name="Strong_20_Emphasis">-</text:span><text:span text:style-name="Strong_20_Emphasis"><text:span text:style-name="T5">Mai 2025-</text:span></text:span></text:p>
      <text:h text:style-name="Heading_20_3" text:outline-level="3"><text:soft-page-break/><text:span text:style-name="Strong_20_Emphasis"><text:span text:style-name="T1"/></text:span></text:h>
      <text:h text:style-name="Heading_20_3" text:outline-level="3"><text:span text:style-name="Strong_20_Emphasis"><text:span text:style-name="T1"/></text:span></text:h>
      <text:h text:style-name="Heading_20_3" text:outline-level="3"><text:span text:style-name="Strong_20_Emphasis"><text:span text:style-name="T1"/></text:span></text:h>
      <text:h text:style-name="Heading_20_3" text:outline-level="3"><text:span text:style-name="Strong_20_Emphasis"><text:span text:style-name="T1"/></text:span></text:h>
      <text:h text:style-name="Heading_20_3" text:outline-level="3"><text:span text:style-name="Strong_20_Emphasis"><text:span text:style-name="T1"/></text:span></text:h>
      <text:h text:style-name="Heading_20_3" text:outline-level="3"><text:span text:style-name="Strong_20_Emphasis"><text:span text:style-name="T1"/></text:span></text:h>
      <text:h text:style-name="Heading_20_3" text:outline-level="3"><text:span text:style-name="Strong_20_Emphasis"><text:span text:style-name="T1"/></text:span></text:h>
      <text:h text:style-name="Heading_20_3" text:outline-level="3"><text:span text:style-name="Strong_20_Emphasis"><text:span text:style-name="T1"/></text:span></text:h>
      <text:h text:style-name="Heading_20_3" text:outline-level="3"><text:span text:style-name="Strong_20_Emphasis"><text:span text:style-name="T1"/></text:span></text:h>
      <text:h text:style-name="Heading_20_3" text:outline-level="3"><text:span text:style-name="Strong_20_Emphasis"><text:span text:style-name="T1"/></text:span></text:h>
      <text:h text:style-name="Heading_20_3" text:outline-level="3"><text:span text:style-name="Strong_20_Emphasis"><text:span text:style-name="T1"/></text:span></text:h>
      <text:h text:style-name="Heading_20_3" text:outline-level="3"><text:span text:style-name="Strong_20_Emphasis"><text:span text:style-name="T1"/></text:span></text:h>
      <text:h text:style-name="Heading_20_3" text:outline-level="3"><text:span text:style-name="Strong_20_Emphasis"><text:span text:style-name="T1"/></text:span></text:h>
      <text:h text:style-name="Heading_20_3" text:outline-level="3"><text:span text:style-name="Strong_20_Emphasis"><text:span text:style-name="T1"/></text:span></text:h>
      <text:h text:style-name="Heading_20_3" text:outline-level="3"><text:span text:style-name="Strong_20_Emphasis"><text:span text:style-name="T1"/></text:span></text:h>
      <text:h text:style-name="Heading_20_3" text:outline-level="3"><text:span text:style-name="Strong_20_Emphasis"><text:span text:style-name="T1"/></text:span></text:h>
      <text:h text:style-name="Heading_20_3" text:outline-level="3"><text:span text:style-name="Strong_20_Emphasis"><text:span text:style-name="T1"/></text:span></text:h>
      <text:h text:style-name="Heading_20_3" text:outline-level="3"><text:span text:style-name="Strong_20_Emphasis"><text:span text:style-name="T1">1. Introducere</text:span></text:span><text:span text:style-name="T1"> </text:span></text:h>
      <text:p text:style-name="P8"><text:soft-page-break/>Acest proiect reprezintă un site informativ dedicat voleiului, creat cu scopul de a oferi o resursă educațională accesibilă pentru pasionații acestui sport. Site-ul integrează elemente de bază ale dezvoltării web (HTML5, CSS3) într-o structură modernă și responsive, fără a utiliza JavaScript pentru a menține simplitatea și accesibilitatea.</text:p>
      <text:p text:style-name="Text_20_body"><text:span text:style-name="Strong_20_Emphasis"><text:span text:style-name="T6">Obiective principale:</text:span></text:span></text:p>
      <text:list text:style-name="L1">
        <text:list-item>
          <text:p text:style-name="P9">Educația publicului privind istoria și regulile voleiului</text:p>
        </text:list-item>
        <text:list-item>
          <text:p text:style-name="P9">Prezentarea tehnicilor fundamentale</text:p>
        </text:list-item>
        <text:list-item>
          <text:p text:style-name="P9">Promovarea sportului prin profilarea jucătorilor celebri</text:p>
        </text:list-item>
        <text:list-item>
          <text:p text:style-name="P9">Crearea unei platforme de contact pentru comunitate</text:p>
        </text:list-item>
      </text:list>
      <text:p text:style-name="Text_20_body"><text:span text:style-name="Strong_20_Emphasis"><text:span text:style-name="T6">Public țintă:</text:span></text:span></text:p>
      <text:list text:style-name="L2">
        <text:list-item>
          <text:p text:style-name="P10">Elevi și studenți</text:p>
        </text:list-item>
        <text:list-item>
          <text:p text:style-name="P10">Antrenori și jucători amatori</text:p>
        </text:list-item>
        <text:list-item>
          <text:p text:style-name="P10">Pasionați de sport</text:p>
        </text:list-item>
      </text:list>
      <text:p text:style-name="P11"/>
      <text:h text:style-name="Heading_20_3" text:outline-level="3"><text:span text:style-name="Strong_20_Emphasis"><text:span text:style-name="T1">2. Structura Proiectului</text:span></text:span></text:h>
      <text:h text:style-name="Heading_20_4" text:outline-level="4"><text:span text:style-name="Strong_20_Emphasis"><text:span text:style-name="T7">Arborescența fișierelor:</text:span></text:span></text:h>
      <text:p text:style-name="P12">/site-volei <text:s/></text:p>
      <text:p text:style-name="P12">├── index.html <text:s/></text:p>
      <text:p text:style-name="P12">├── despre.html <text:s/></text:p>
      <text:p text:style-name="P12">├── reguli.html <text:s/></text:p>
      <text:p text:style-name="P12">├── tehnici.html <text:s/></text:p>
      <text:p text:style-name="P12">├── jucatori.html <text:s/></text:p>
      <text:p text:style-name="P12">├── contact.html <text:s/></text:p>
      <text:p text:style-name="P12">├── /css <text:s/></text:p>
      <text:p text:style-name="P12">│ <text:s text:c="2"/>└── style.css <text:s/></text:p>
      <text:p text:style-name="P12"><text:soft-page-break/>├── /imagini <text:s/></text:p>
      <text:p text:style-name="P12">│ <text:s text:c="2"/>├── banner.jpg <text:s/></text:p>
      <text:p text:style-name="P12">│ <text:s text:c="2"/>├── teren-volei.png <text:s/></text:p>
      <text:p text:style-name="P12">│ <text:s text:c="2"/>└── jucatori/ <text:s/></text:p>
      <text:p text:style-name="P12">└── /documentatie <text:s/></text:p>
      <text:p text:style-name="P13"><text:s text:c="4"/>└── README.md <text:s/></text:p>
      <text:h text:style-name="Heading_20_4" text:outline-level="4"><text:span text:style-name="Strong_20_Emphasis"><text:span text:style-name="T7">Descrierea paginilor:</text:span></text:span></text:h>
      <text:list text:style-name="L3">
        <text:list-item>
          <text:p text:style-name="P14"><text:span text:style-name="Strong_20_Emphasis"><text:span text:style-name="T7">index.html</text:span></text:span><text:span text:style-name="T7"> - Pagina principală cu prezentare generală</text:span></text:p>
        </text:list-item>
        <text:list-item>
          <text:p text:style-name="P14"><text:span text:style-name="Strong_20_Emphasis"><text:span text:style-name="T7">despre.html</text:span></text:span><text:span text:style-name="T7"> - Istoricul voleiului și variante moderne</text:span></text:p>
        </text:list-item>
        <text:list-item>
          <text:p text:style-name="P14"><text:span text:style-name="Strong_20_Emphasis"><text:span text:style-name="T7">reguli.html</text:span></text:span><text:span text:style-name="T7"> - Regulament oficial FIVB cu infografice</text:span></text:p>
        </text:list-item>
        <text:list-item>
          <text:p text:style-name="P14"><text:span text:style-name="Strong_20_Emphasis"><text:span text:style-name="T7">tehnici.html</text:span></text:span><text:span text:style-name="T7"> - Ghid tehnic cu animații CSS</text:span></text:p>
        </text:list-item>
        <text:list-item>
          <text:p text:style-name="P14"><text:span text:style-name="Strong_20_Emphasis"><text:span text:style-name="T7">jucatori.html</text:span></text:span><text:span text:style-name="T7"> - Profile cu biografii și realizări</text:span></text:p>
        </text:list-item>
        <text:list-item>
          <text:p text:style-name="P14"><text:span text:style-name="Strong_20_Emphasis"><text:span text:style-name="T7">contact.html</text:span></text:span><text:span text:style-name="T7"> - Formular de comunicare</text:span></text:p>
        </text:list-item>
      </text:list>
      <text:p text:style-name="P11"/>
      <text:h text:style-name="Heading_20_3" text:outline-level="3"><text:span text:style-name="Strong_20_Emphasis"><text:span text:style-name="T1">3. Tehnologii Utilizate</text:span></text:span></text:h>
      <text:h text:style-name="Heading_20_4" text:outline-level="4"><text:span text:style-name="Strong_20_Emphasis"><text:span text:style-name="T7">3.1 HTML5</text:span></text:span></text:h>
      <text:p text:style-name="P15">Structura semantică cu elemente moderne:</text:p>
      <text:p text:style-name="P16"/>
      <text:p text:style-name="P12">&lt;section class="istoric"&gt;</text:p>
      <text:p text:style-name="P12"><text:s text:c="4"/>&lt;article&gt;</text:p>
      <text:p text:style-name="P12"><text:s text:c="8"/>&lt;h2&gt;Inventatorul Voleiului&lt;/h2&gt;</text:p>
      <text:p text:style-name="P12"><text:s text:c="8"/>&lt;figure&gt;</text:p>
      <text:p text:style-name="P12"><text:s text:c="12"/>&lt;img src="imagini/morgan.jpg" alt="William G. Morgan"&gt;</text:p>
      <text:p text:style-name="P12"><text:s text:c="12"/>&lt;figcaption&gt;William G. Morgan (1895)&lt;/figcaption&gt;</text:p>
      <text:p text:style-name="P12"><text:s text:c="8"/>&lt;/figure&gt;</text:p>
      <text:p text:style-name="P12"><text:soft-page-break/><text:s text:c="8"/>&lt;p&gt;Prima versiune a sportului, numită "mintonette"...&lt;/p&gt;</text:p>
      <text:p text:style-name="P12"><text:s text:c="4"/>&lt;/article&gt;</text:p>
      <text:p text:style-name="P13">&lt;/section&gt;</text:p>
      <text:p text:style-name="P17">Run HTML</text:p>
      <text:h text:style-name="Heading_20_4" text:outline-level="4"><text:span text:style-name="Strong_20_Emphasis"><text:span text:style-name="T7">3.2 CSS3</text:span></text:span></text:h>
      <text:p text:style-name="P15">Stilizare avansată cu:</text:p>
      <text:list text:style-name="L4">
        <text:list-item>
          <text:p text:style-name="P18">Flexbox și Grid pentru layout</text:p>
        </text:list-item>
        <text:list-item>
          <text:p text:style-name="P18">Tranziții și transformări</text:p>
        </text:list-item>
        <text:list-item>
          <text:p text:style-name="P18">Media queries pentru responsive design</text:p>
        </text:list-item>
      </text:list>
      <text:p text:style-name="P16"/>
      <text:p text:style-name="P12">/* Stilizare meniu principal */</text:p>
      <text:p text:style-name="P12">nav {</text:p>
      <text:p text:style-name="P12"><text:s text:c="4"/>background: #2c3e50;</text:p>
      <text:p text:style-name="P12"><text:s text:c="4"/>padding: 1rem 0;</text:p>
      <text:p text:style-name="P12">}</text:p>
      <text:p text:style-name="P12"/>
      <text:p text:style-name="P12">nav ul {</text:p>
      <text:p text:style-name="P12"><text:s text:c="4"/>display: flex;</text:p>
      <text:p text:style-name="P12"><text:s text:c="4"/>justify-content: center;</text:p>
      <text:p text:style-name="P12"><text:s text:c="4"/>gap: 2rem;</text:p>
      <text:p text:style-name="P12"><text:s text:c="4"/>list-style: none;</text:p>
      <text:p text:style-name="P12">}</text:p>
      <text:p text:style-name="P12"/>
      <text:p text:style-name="P12">nav a {</text:p>
      <text:p text:style-name="P12"><text:s text:c="4"/>color: white;</text:p>
      <text:p text:style-name="P12"><text:s text:c="4"/>text-decoration: none;</text:p>
      <text:p text:style-name="P12"><text:s text:c="4"/>padding: 0.5rem 1rem;</text:p>
      <text:p text:style-name="P12"><text:s text:c="4"/>border-radius: 4px;</text:p>
      <text:p text:style-name="P12"><text:s text:c="4"/>transition: background 0.3s;</text:p>
      <text:p text:style-name="P12">}</text:p>
      <text:p text:style-name="P12"/>
      <text:p text:style-name="P12"><text:soft-page-break/>nav a:hover {</text:p>
      <text:p text:style-name="P12"><text:s text:c="4"/>background: #e74c3c;</text:p>
      <text:p text:style-name="P13">}</text:p>
      <text:p text:style-name="P11"/>
      <text:h text:style-name="Heading_20_3" text:outline-level="3"><text:span text:style-name="Strong_20_Emphasis"><text:span text:style-name="T1">4. Implementare și Conținut</text:span></text:span></text:h>
      <text:h text:style-name="Heading_20_4" text:outline-level="4"><text:span text:style-name="Strong_20_Emphasis"><text:span text:style-name="T7">4.1 Sistemul de Navigație</text:span></text:span></text:h>
      <text:p text:style-name="P15">Structura HTML a meniului:</text:p>
      <text:p text:style-name="P16"/>
      <text:p text:style-name="P12">&lt;nav class="menu-principal"&gt;</text:p>
      <text:p text:style-name="P12"><text:s text:c="4"/>&lt;ul&gt;</text:p>
      <text:p text:style-name="P12"><text:s text:c="8"/>&lt;li&gt;&lt;a href="index.html" class="active"&gt;Acasă&lt;/a&gt;&lt;/li&gt;</text:p>
      <text:p text:style-name="P12"><text:s text:c="8"/>&lt;li&gt;&lt;a href="despre.html"&gt;Despre&lt;/a&gt;&lt;/li&gt;</text:p>
      <text:p text:style-name="P12"><text:s text:c="8"/>&lt;li&gt;&lt;a href="reguli.html"&gt;Reguli&lt;/a&gt;&lt;/li&gt;</text:p>
      <text:p text:style-name="P12"><text:s text:c="8"/>&lt;li&gt;&lt;a href="tehnici.html"&gt;Tehnici&lt;/a&gt;&lt;/li&gt;</text:p>
      <text:p text:style-name="P12"><text:s text:c="8"/>&lt;li&gt;&lt;a href="jucatori.html"&gt;Jucători&lt;/a&gt;&lt;/li&gt;</text:p>
      <text:p text:style-name="P12"><text:s text:c="8"/>&lt;li&gt;&lt;a href="contact.html"&gt;Contact&lt;/a&gt;&lt;/li&gt;</text:p>
      <text:p text:style-name="P12"><text:s text:c="4"/>&lt;/ul&gt;</text:p>
      <text:p text:style-name="P13">&lt;/nav&gt;</text:p>
      <text:p text:style-name="P17">Run HTML</text:p>
      <text:h text:style-name="Heading_20_4" text:outline-level="4"><text:span text:style-name="Strong_20_Emphasis"><text:span text:style-name="T7">4.2 Secțiunea cu Reguli</text:span></text:span></text:h>
      <text:p text:style-name="P15">Exemplu de structură HTML:</text:p>
      <text:p text:style-name="P16"/>
      <text:p text:style-name="P12">&lt;div class="regula"&gt;</text:p>
      <text:p text:style-name="P12"><text:s text:c="4"/>&lt;h3&gt;Arta Serviciului&lt;/h3&gt;</text:p>
      <text:p text:style-name="P12"><text:s text:c="4"/>&lt;div class="regula-content"&gt;</text:p>
      <text:p text:style-name="P12"><text:s text:c="8"/>&lt;img src="imagini/serviciu.jpg" alt="Tehnica serviciului"&gt;</text:p>
      <text:p text:style-name="P12"><text:soft-page-break/><text:s text:c="8"/>&lt;ul class="lista-reguli"&gt;</text:p>
      <text:p text:style-name="P12"><text:s text:c="12"/>&lt;li&gt;Mingea trebuie lovită peste fileu&lt;/li&gt;</text:p>
      <text:p text:style-name="P12"><text:s text:c="12"/>&lt;li&gt;Picioarele nu pot trece de linia de fund&lt;/li&gt;</text:p>
      <text:p text:style-name="P12"><text:s text:c="12"/>&lt;li&gt;Serviciul se execută din zona specifică&lt;/li&gt;</text:p>
      <text:p text:style-name="P12"><text:s text:c="8"/>&lt;/ul&gt;</text:p>
      <text:p text:style-name="P12"><text:s text:c="4"/>&lt;/div&gt;</text:p>
      <text:p text:style-name="P13">&lt;/div&gt;</text:p>
      <text:p text:style-name="P17">Run HTML</text:p>
      <text:p text:style-name="P19">Stilizare CSS asociată:</text:p>
      <text:p text:style-name="P12">.regula {</text:p>
      <text:p text:style-name="P12"><text:s text:c="4"/>background: #f9f9f9;</text:p>
      <text:p text:style-name="P12"><text:s text:c="4"/>border-radius: 8px;</text:p>
      <text:p text:style-name="P12"><text:s text:c="4"/>padding: 1.5rem;</text:p>
      <text:p text:style-name="P12"><text:s text:c="4"/>margin: 2rem 0;</text:p>
      <text:p text:style-name="P12"><text:s text:c="4"/>box-shadow: 0 2px 5px rgba(0,0,0,0.1);</text:p>
      <text:p text:style-name="P12">}</text:p>
      <text:p text:style-name="P12"/>
      <text:p text:style-name="P12">.lista-reguli {</text:p>
      <text:p text:style-name="P12"><text:s text:c="4"/>columns: 2;</text:p>
      <text:p text:style-name="P12"><text:s text:c="4"/>column-gap: 2rem;</text:p>
      <text:p text:style-name="P12">}</text:p>
      <text:p text:style-name="P12"/>
      <text:p text:style-name="P12">@media (max-width: 768px) {</text:p>
      <text:p text:style-name="P12"><text:s text:c="4"/>.lista-reguli {</text:p>
      <text:p text:style-name="P12"><text:s text:c="8"/>columns: 1;</text:p>
      <text:p text:style-name="P12"><text:s text:c="4"/>}</text:p>
      <text:p text:style-name="P13">}</text:p>
      <text:h text:style-name="Heading_20_4" text:outline-level="4"><text:span text:style-name="Strong_20_Emphasis"><text:span text:style-name="T7">4.3 Pagina de Contact</text:span></text:span></text:h>
      <text:p text:style-name="P15">Formular HTML cu validare:</text:p>
      <text:p text:style-name="P16"><text:soft-page-break/></text:p>
      <text:p text:style-name="P12">&lt;form class="form-contact"&gt;</text:p>
      <text:p text:style-name="P12"><text:s text:c="4"/>&lt;div class="form-group"&gt;</text:p>
      <text:p text:style-name="P12"><text:s text:c="8"/>&lt;label for="nume"&gt;Nume complet:&lt;/label&gt;</text:p>
      <text:p text:style-name="P12"><text:s text:c="8"/>&lt;input type="text" id="nume" name="nume" required&gt;</text:p>
      <text:p text:style-name="P12"><text:s text:c="4"/>&lt;/div&gt;</text:p>
      <text:p text:style-name="P12"><text:s text:c="4"/></text:p>
      <text:p text:style-name="P12"><text:s text:c="4"/>&lt;div class="form-group"&gt;</text:p>
      <text:p text:style-name="P12"><text:s text:c="8"/>&lt;label for="email"&gt;Adresă email:&lt;/label&gt;</text:p>
      <text:p text:style-name="P12"><text:s text:c="8"/>&lt;input type="email" id="email" name="email" required&gt;</text:p>
      <text:p text:style-name="P12"><text:s text:c="4"/>&lt;/div&gt;</text:p>
      <text:p text:style-name="P12"><text:s text:c="4"/></text:p>
      <text:p text:style-name="P12"><text:s text:c="4"/>&lt;div class="form-group"&gt;</text:p>
      <text:p text:style-name="P12"><text:s text:c="8"/>&lt;label for="mesaj"&gt;Mesaj:&lt;/label&gt;</text:p>
      <text:p text:style-name="P12"><text:s text:c="8"/>&lt;textarea id="mesaj" name="mesaj" rows="5" required&gt;&lt;/textarea&gt;</text:p>
      <text:p text:style-name="P12"><text:s text:c="4"/>&lt;/div&gt;</text:p>
      <text:p text:style-name="P12"><text:s text:c="4"/></text:p>
      <text:p text:style-name="P12"><text:s text:c="4"/>&lt;button type="submit" class="btn-submit"&gt;Trimite mesaj&lt;/button&gt;</text:p>
      <text:p text:style-name="P13">&lt;/form&gt;</text:p>
      <text:p text:style-name="P20">Run HTML</text:p>
      <text:p text:style-name="P11"/>
      <text:h text:style-name="Heading_20_3" text:outline-level="3"><text:span text:style-name="Strong_20_Emphasis"><text:span text:style-name="T1">5. Aspecte Tehnice Avansate</text:span></text:span></text:h>
      <text:h text:style-name="Heading_20_4" text:outline-level="4"><text:span text:style-name="Strong_20_Emphasis"><text:span text:style-name="T7">Responsive Design</text:span></text:span></text:h>
      <text:p text:style-name="P15">Implementare cu media queries:</text:p>
      <text:p text:style-name="P16"/>
      <text:p text:style-name="P12">/* Dispozitive mobile */</text:p>
      <text:p text:style-name="P12">@media (max-width: 768px) {</text:p>
      <text:p text:style-name="P12"><text:s text:c="4"/>nav ul {</text:p>
      <text:p text:style-name="P12"><text:soft-page-break/><text:s text:c="8"/>flex-direction: column;</text:p>
      <text:p text:style-name="P12"><text:s text:c="8"/>text-align: center;</text:p>
      <text:p text:style-name="P12"><text:s text:c="4"/>}</text:p>
      <text:p text:style-name="P12"><text:s text:c="4"/></text:p>
      <text:p text:style-name="P12"><text:s text:c="4"/>.jucator-profil {</text:p>
      <text:p text:style-name="P12"><text:s text:c="8"/>grid-template-columns: 1fr;</text:p>
      <text:p text:style-name="P12"><text:s text:c="4"/>}</text:p>
      <text:p text:style-name="P12"><text:s text:c="4"/></text:p>
      <text:p text:style-name="P12"><text:s text:c="4"/>.form-contact {</text:p>
      <text:p text:style-name="P12"><text:s text:c="8"/>width: 90%;</text:p>
      <text:p text:style-name="P12"><text:s text:c="4"/>}</text:p>
      <text:p text:style-name="P13">}</text:p>
      <text:p text:style-name="P21"><text:span text:style-name="T8">Run HTMLML</text:span></text:p>
      <text:p text:style-name="P11"/>
      <text:h text:style-name="Heading_20_3" text:outline-level="3"><text:span text:style-name="Strong_20_Emphasis"><text:span text:style-name="T1">6. Concluzie și Dezvoltare Viitoare</text:span></text:span></text:h>
      <text:p text:style-name="P8">Acest proiect demonstrează o implementare eficientă a tehnologiilor web fundamentale. Principalele realizări includ:</text:p>
      <text:list text:style-name="L5">
        <text:list-item>
          <text:p text:style-name="P22">Structură semantică corectă</text:p>
        </text:list-item>
        <text:list-item>
          <text:p text:style-name="P22">Design responsive fără framework-uri</text:p>
        </text:list-item>
        <text:list-item>
          <text:p text:style-name="P22">Conținut educațional organizat</text:p>
        </text:list-item>
        <text:list-item>
          <text:p text:style-name="P22">Performanță optimizată</text:p>
        </text:list-item>
      </text:list>
      <text:p text:style-name="Text_20_body"><text:span text:style-name="Strong_20_Emphasis"><text:span text:style-name="T6">Direcții de dezvoltare:</text:span></text:span></text:p>
      <text:list text:style-name="L6">
        <text:list-item>
          <text:p text:style-name="P23">Sistem de comentarii</text:p>
        </text:list-item>
        <text:list-item>
          <text:p text:style-name="P23">Secțiune de tutoriale video</text:p>
        </text:list-item>
        <text:list-item>
          <text:p text:style-name="P23">Blog cu articole actuale</text:p>
        </text:list-item>
      </text:list>
      <text:p text:style-name="P24"/>
      <text:p text:style-name="P12">&lt;!-- Exemplu de structură viitoare --&gt;</text:p>
      <text:p text:style-name="P12"><text:soft-page-break/>&lt;section class="tutorial-video"&gt;</text:p>
      <text:p text:style-name="P12"><text:s text:c="4"/>&lt;h2&gt;Învață să servești&lt;/h2&gt;</text:p>
      <text:p text:style-name="P12"><text:s text:c="4"/>&lt;div class="video-wrapper"&gt;</text:p>
      <text:p text:style-name="P12"><text:s text:c="8"/>&lt;iframe src="video.mp4" title="Tutorial serviciu"&gt;&lt;/iframe&gt;</text:p>
      <text:p text:style-name="P12"><text:s text:c="4"/>&lt;/div&gt;</text:p>
      <text:p text:style-name="P13">&lt;/section&gt;</text:p>
      <text:p text:style-name="P20">Run HTML</text:p>
      <text:p text:style-name="P11"/>
      <text:h text:style-name="Heading_20_3" text:outline-level="3"><text:span text:style-name="Strong_20_Emphasis"><text:span text:style-name="T1">Anexe</text:span></text:span></text:h>
      <text:p text:style-name="Text_20_body"><text:span text:style-name="Strong_20_Emphasis"><text:span text:style-name="T6">Cod sursă complet disponibil pe:</text:span></text:span><text:span text:style-name="T6"> [URL GitHub]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ans" style:font-family-asian="'Noto Sans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7T16:39:34.017417197</meta:creation-date>
    <dc:date>2025-04-07T16:51:23.117668285</dc:date>
    <meta:editing-duration>PT1M35S</meta:editing-duration>
    <meta:editing-cycles>2</meta:editing-cycles>
    <meta:generator>LibreOffice/25.2.1.2$Linux_X86_64 LibreOffice_project/520$Build-2</meta:generator>
    <meta:document-statistic meta:table-count="0" meta:image-count="0" meta:object-count="0" meta:page-count="10" meta:paragraph-count="190" meta:word-count="598" meta:character-count="5173" meta:non-whitespace-character-count="4282"/>
  </office:meta>
</office:document-meta>
</file>